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0e0f" officeooo:paragraph-rsid="00120e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éation de compte</text:h>
      <text:p text:style-name="P1"/>
      <text:p text:style-name="P1">L'utilisateur à la possibilité de créer un compte local ou online.</text:p>
      <text:p text:style-name="P1">Dans tous les cas, un nom de compte ainsi qu'un mot de passe sont demandées à l'utilisateur.</text:p>
      <text:p text:style-name="P1">Si la machine n'est pas connecté lors de la création de compte ne peut être que local.</text:p>
      <text:p text:style-name="P1">Dans le cas d'un compte online, le compte est directement crée sur le serveur public.</text:p>
      <text:p text:style-name="P1">Dans le cas d'un compte local, le compte est uniquement accessible en local.</text:p>
      <text:p text:style-name="P1">L'utilisateur pourra néanmoins transformer sont compte local en online à tout moment, l'inverse est possible.</text:p>
      <text:p text:style-name="P1"/>
      <text:h text:style-name="Heading_20_1" text:outline-level="1">Synchronisation</text:h>
      <text:p text:style-name="P1"/>
      <text:p text:style-name="P1">La synchronisation n'a lieu que dans le cas des comptes online et est automatique.</text:p>
      <text:p text:style-name="P1">Elle s'exécute lors de la connexion et de la déconnexion du compte online.</text:p>
      <text:p text:style-name="P1"/>
      <text:h text:style-name="Heading_20_1" text:outline-level="1">Suppression de compte</text:h>
      <text:p text:style-name="P1"/>
      <text:p text:style-name="P1">Dans le case d'un compte online :</text:p>
      <text:p text:style-name="P1">- transformer sont compte online en compte local va supprimer les données, et donc le compte, du serveur public. Les données ne seront donc plus synchronisées mais toujours disponibles en local.</text:p>
      <text:p text:style-name="P1">- demander de de supprimer uniquement ses données locales, ses dernières restant sur le serveur public.</text:p>
      <text:p text:style-name="P1"/>
      <text:p text:style-name="P1">Dans le cas d'un compte local :</text:p>
      <text:p text:style-name="P1">- supprimer son compte supprime les données en local, et donc le comp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10:26:35.013000000</meta:creation-date>
    <dc:date>2015-02-09T10:28:24.666000000</dc:date>
    <meta:editing-duration>PT1M50S</meta:editing-duration>
    <meta:editing-cycles>1</meta:editing-cycles>
    <meta:document-statistic meta:table-count="0" meta:image-count="0" meta:object-count="0" meta:page-count="1" meta:paragraph-count="16" meta:word-count="196" meta:character-count="1157" meta:non-whitespace-character-count="977"/>
    <meta:generator>LibreOffice/4.3.5.2$Windows_x86 LibreOffice_project/3a87456aaa6a95c63eea1c1b3201acedf0751bd5</meta:generator>
  </office:meta>
</office:document-meta>
</file>